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6.481cm" fo:min-width="12.073cm"/>
    </style:style>
    <style:style style:name="gr2" style:family="graphic" style:parent-style-name="standard">
      <style:graphic-properties draw:stroke="none" svg:stroke-color="#000000" draw:fill="none" draw:fill-color="#ffffff" fo:min-height="6.1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6.731cm" svg:x="4.429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065cm" svg:height="6.35cm" svg:x="4.683cm" svg:y="2.651cm">
          <draw:text-box>
            <text:p>Dynamic Web Aps @ <text:line-break/>Harvad Exten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08:38:20.625426866</meta:creation-date>
    <dc:date>2017-06-27T08:44:41.956271450</dc:date>
    <meta:editing-duration>PT6M21S</meta:editing-duration>
    <meta:editing-cycles>1</meta:editing-cycles>
    <meta:document-statistic meta:object-count="2"/>
    <meta:generator>LibreOffice/5.1.6.2$Linux_X86_64 LibreOffice_project/10m0$Build-2</meta:generator>
  </office:meta>
</office:document-meta>
</file>